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P3" style:family="paragraph" style:parent-style-name="Normale">
      <style:paragraph-properties fo:margin-top="0cm" fo:margin-bottom="0.194cm"/>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L'atlante per la trasformazione digitale della PA - Intervista a Gianni Sinni</text:span></text:span></text:p>
      <text:p text:style-name="P1"><text:span text:style-name="Car._20_predefinito_20_paragrafo"><text:span text:style-name="T3"><text:line-break/></text:span></text:span><text:span text:style-name="Car._20_predefinito_20_paragrafo"><text:span text:style-name="T2">Sono Gianni Sinni e sono professore di design della comunicazione all'Università Iuav di Venezia, dove mi occupo da tempo di progettazione del design delle informazioni, soprattutto rivolto alla pubblica utilità e a quelli che sono le applicazioni del progetto per quanto riguarda la Pubblica Amministrazione.</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Cos'è l'Atlante per la trasformazione digitale della pubblica amministrazione? E quali sono i suoi obiettiv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L'Atlante della trasformazione digitale della PA è un vero e proprio atlante, una mappatura di quelli che sono i modelli dei servizi pubblici in diversi ambiti di applicazione del progetto</text:span></text:span><text:span text:style-name="Car._20_predefinito_20_paragrafo"><text:span text:style-name="T3"> </text:span></text:span><text:span text:style-name="Car._20_predefinito_20_paragrafo"><text:span text:style-name="T2">e riguarda appunto, come dire, la messa a punto di una ricerca sulle informazioni e le strategie e le risorse a supporto delle organizzazioni pubbliche, sfruttando in tutto questo quelli che sono gli strumenti e le tecniche di visualizzazione grafica dei dati e delle informazioni. </text:span></text:span></text:p>
      <text:p text:style-name="P1"><text:span text:style-name="Car._20_predefinito_20_paragrafo"><text:span text:style-name="T2">È un vero e proprio volume di 416 pagine che è stato sviluppato durante il Laboratorio di design della comunicazione del corso di Laurea magistrale dell'Università Iuav. E che quindi ha coinvolto 63 studenti e si è appunto sviluppato durante tutto il corso del semestre e ha preso in considerazione, come dire gli aspetti caratterizzanti di una serie di ambiti della Pubblica Amministrazione nel quale, appunto, sono presenti i servizi digitali.</text:span></text:span></text:p>
      <text:p text:style-name="P1"><text:span text:style-name="Car._20_predefinito_20_paragrafo"><text:span text:style-name="T2">Data anche, appunto la complessità del tema, si è limitato la ricerca, diciamo a 5 ambiti, che sono la gestione dei quartieri, l'istruzione, la la sanità, la cultura e la mobilità. E all'interno di questi sono stati sviluppati poi tematiche specifiche da parte dei vari gruppi di studenti. L'aspetto importante è che questo Atlante, questa mappatura dei servizi è stata fatta, da un'università di progetto che è lo Iuav appunto, come dicevo, in collaborazione con un'amministrazione centrale dello Stato che è il Dipartimento per la trasformazione digitale e Designers Italia. E quindi questo è stato un po' anche come dire, l'elemento caratterizzante di questo progetto, perché è una collaborazione abbastanza rara che si possa sviluppare. Quindi, il risultato è interessante, riteniamo che il risultato sia interessante, sia per quanto riguarda la parte di ricerca sia per quanto riguarda la parte metodologica, appunto, di questa collaborazione fra mondo del design e mondo della Pubblica Amministrazione.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Quali sono i principali insegnamenti che se ne possono trarre a livello di approccio e metodologia?</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2">Il modello, anche metodologico, che è stato sperimentato in questo progetto collaborativo è stato quello di far dialogare,</text:span></text:span><text:span text:style-name="Car._20_predefinito_20_paragrafo"><text:span text:style-name="T3"> </text:span></text:span><text:span text:style-name="Car._20_predefinito_20_paragrafo"><text:span text:style-name="T2">come dire, il mondo della Pubblica Amministrazione con quello, del design, anzi, in particolare quello della formazione del design. E quindi questo ha portato a una condivisione anche di quelli che sono i linguaggi presenti in questi due diversi mondi di progettazione.</text:span></text:span></text:p>
      <text:p text:style-name="P1"><text:span text:style-name="Car._20_predefinito_20_paragrafo"><text:span text:style-name="T2">E infatti, come dire, dal punto di vista proprio, anche di approccio, è stato interessante il fatto che il laboratorio si sia sviluppato in due fasi diverse. Una, iniziale, che è stata quella rivolta alla ricerca e all'analisi delle fonti e dei dati relativi ai servizi della Pubblica Amministrazione, che ha visto una presenza, puntuale, che si è svolta appunto con diversi, con un paio di workshop e un paio di incontri degli esperti, appunto, del Dipartimento per la trasformazione digitale. Questo è stato interessante soprattutto anche per poter sviluppare un linguaggio comune fra gli studenti e ha permesso di entrare dentro a quello che è il la complessità della Pubblica Amministrazione e di capirne meglio le necessità e le criticità e le problematiche da affrontare. Sembra banale, ma per molti degli studenti, appunto, era la prima volta che si confrontavano con la complessità di una Pubblica Amministrazione. Quindi la comprensione di questi di questo mondo è stata particolarmente interessante proprio per sviluppare una ricerca efficace.</text:span></text:span></text:p>
      <text:p text:style-name="P1"><text:span text:style-name="Car._20_predefinito_20_paragrafo"><text:span text:style-name="T2">La seconda fase si è concentrata invece sulla progettazione</text:span></text:span><text:span text:style-name="Car._20_predefinito_20_paragrafo"><text:span text:style-name="T3"> </text:span></text:span><text:span text:style-name="Car._20_predefinito_20_paragrafo"><text:span text:style-name="T2">della narrazione visiva. Quindi più tipicamente legata agli strumenti del del design, che attraverso uno storytelling grafico basato sui dati riuscisse a riportare e a rendere evidenti quelli che erano i risultati della ricerca. In particolare gli studenti hanno lavorato quindi su tre elementi chiavi: i dati raccolti, la visualizzazione di questi e l'organizzazione narrativa di tutto il racconto. Quindi, attraverso proprio una trama grafica che permetta di sviluppare il racconto grafico per portare il lettore poi verso l'insight, vale a dire, come dire l'informazione principale che è emersa dalla ricerca compiuta.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Qual è l'utilità pratica dell'Atlante e per chi?</text:span></text:span><text:span text:style-name="Car._20_predefinito_20_paragrafo"><text:span text:style-name="T3">”</text:span></text:span></text:p>
      <text:p text:style-name="P1"><text:soft-page-break/><text:span text:style-name="Car._20_predefinito_20_paragrafo"><text:span text:style-name="T3"/></text:span></text:p>
      <text:p text:style-name="P1"><text:span text:style-name="Car._20_predefinito_20_paragrafo"><text:span text:style-name="T2">Possiamo dire che l'Atlante ha</text:span></text:span><text:span text:style-name="Car._20_predefinito_20_paragrafo"><text:span text:style-name="T3"> </text:span></text:span><text:span text:style-name="Car._20_predefinito_20_paragrafo"><text:span text:style-name="T2">due ordini di utilità pratica.</text:span></text:span></text:p>
      <text:p text:style-name="P1"><text:span text:style-name="Car._20_predefinito_20_paragrafo"><text:span text:style-name="T2">Uno che riguarda appunto i risultati specifici della ricerca e dell'analisi dei contesti dei servizi pubblici digitali che sono stati presi in esame. E da questo punto di vista, vorrebbe presentarsi come un vero e proprio strumento di lavoro, anche se ovviamente non esaustivo e limitato ai 5 settori citati precedentemente.</text:span></text:span></text:p>
      <text:p text:style-name="P1"><text:span text:style-name="Car._20_predefinito_20_paragrafo"><text:span text:style-name="T2">Le tavole grafiche della tante sono fondamentalmente il risultato di un'osservazione compiuta e lo possiamo considerare una sorta di piattaforma di contenuti e di dati da cui è possibile partire per</text:span></text:span><text:span text:style-name="Car._20_predefinito_20_paragrafo"><text:span text:style-name="T3"> </text:span></text:span><text:span text:style-name="Car._20_predefinito_20_paragrafo"><text:span text:style-name="T2">la progettazione o la modifica dei servizi pubblici digitali.</text:span></text:span></text:p>
      <text:p text:style-name="P1"><text:span text:style-name="Car._20_predefinito_20_paragrafo"><text:span text:style-name="T2">La seconda utilità, che possiamo individuare appunto nell'Atlante, è quella che deriva da questo metodo collaborativo che abbiamo instaurato fra Università e Pubblica Amministrazione.</text:span></text:span></text:p>
      <text:p text:style-name="P1"><text:span text:style-name="Car._20_predefinito_20_paragrafo"><text:span text:style-name="T2">L'utilità dell'information design,</text:span></text:span><text:span text:style-name="Car._20_predefinito_20_paragrafo"><text:span text:style-name="T3"> </text:span></text:span><text:span text:style-name="Car._20_predefinito_20_paragrafo"><text:span text:style-name="T2">della visualizzazione dati che possa aiutare il decision maker a comprendere meglio il contesto nel quale operano, ovviamente è un dato, ritengo, abbastanza significativo. E d'altra parte, proprio per questo, allo scopo rendere efficace il prodotto finale tutto il materiale che è stato prodotto durante il corso durante tutto il progetto è stato reso disponibile online.</text:span></text:span></text:p>
      <text:p text:style-name="P1"><text:span text:style-name="Car._20_predefinito_20_paragrafo"><text:span text:style-name="T2">E presentato anche in una serie di di incontri pubblici di disseminazione.</text:span></text:span></text:p>
      <text:p text:style-name="P1"><text:span text:style-name="Car._20_predefinito_20_paragrafo"><text:span text:style-name="T2">Proprio nello spirito open source che ci ha guidato per tutto il percorso. Per cui sul sito di Designers Italia potete trovare tutti i PDF relativi all'Atlante. E quindi questo modello collaborativo, che</text:span></text:span><text:span text:style-name="Car._20_predefinito_20_paragrafo"><text:span text:style-name="T3"> </text:span></text:span><text:span text:style-name="Car._20_predefinito_20_paragrafo"><text:span text:style-name="T2">applica le tecniche del data storytelling</text:span></text:span><text:span text:style-name="Car._20_predefinito_20_paragrafo"><text:span text:style-name="T3"> </text:span></text:span><text:span text:style-name="Car._20_predefinito_20_paragrafo"><text:span text:style-name="T2">stabilite con questo progetto è metodologicamente un primo passo, che possiamo pensare possa essere utilizzato anche in altri ambiti percorsi formativi e con altre tipologie di Pubblica Amministrazione.</text:span></text:span></text:p>
      <text:p text:style-name="P1"><text:span text:style-name="Car._20_predefinito_20_paragrafo"><text:span text:style-name="T2">Insomma, una convergenza di interessi fra mondo della Pubblica Amministrazione e mondo del design che possa,</text:span></text:span><text:span text:style-name="Car._20_predefinito_20_paragrafo"><text:span text:style-name="T3"> </text:span></text:span><text:span text:style-name="Car._20_predefinito_20_paragrafo"><text:span text:style-name="T2">attraverso la trasformazione digitale, rinnovare quelli che sono i principi del design della pubblica utilità.</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5:34:00Z</meta:creation-date>
    <dc:date>2023-11-21T19:05:56</dc:date>
    <meta:editing-cycles>3</meta:editing-cycles>
    <meta:editing-duration>PT15M26S</meta:editing-duration>
    <meta:document-statistic meta:table-count="0" meta:image-count="0" meta:object-count="0" meta:page-count="2" meta:paragraph-count="19" meta:word-count="1026" meta:character-count="6730"/>
    <meta:template xlink:type="simple" xlink:actuate="onRequest" xlink:title="" xlink:href="Normal.dotm"/>
  </office:meta>
</office:document-meta>
</file>